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7.582cm"/>
    </style:style>
    <style:style style:name="gr6" style:family="graphic" style:parent-style-name="standard">
      <style:graphic-properties draw:stroke="none" svg:stroke-color="#000000" draw:fill="none" draw:fill-color="#ffffff" draw:auto-grow-height="true" draw:auto-grow-width="false" fo:max-height="0cm" fo:min-height="4.83cm"/>
    </style:style>
    <style:style style:name="gr7" style:family="graphic" style:parent-style-name="standard">
      <style:graphic-properties draw:stroke="none" svg:stroke-color="#000000" draw:fill="none" draw:fill-color="#ffffff" draw:auto-grow-height="true" draw:auto-grow-width="false" fo:max-height="0cm" fo:min-height="5.108cm"/>
    </style:style>
    <style:style style:name="gr8" style:family="graphic" style:parent-style-name="standard">
      <style:graphic-properties draw:stroke="none" svg:stroke-color="#000000" draw:fill="none" draw:fill-color="#ffffff" draw:auto-grow-height="true" draw:auto-grow-width="false" fo:max-height="0cm" fo:min-height="3.56cm"/>
    </style:style>
    <style:style style:name="gr9" style:family="graphic" style:parent-style-name="standard">
      <style:graphic-properties draw:stroke="none" svg:stroke-color="#000000" draw:fill="none" draw:fill-color="#ffffff" draw:auto-grow-height="true" draw:auto-grow-width="false" fo:max-height="0cm" fo:min-height="6.312cm"/>
    </style:style>
    <style:style style:name="gr10" style:family="graphic" style:parent-style-name="standard">
      <style:graphic-properties draw:stroke="none" draw:fill="none" fo:min-height="1.505cm"/>
    </style:style>
    <style:style style:name="gr11" style:family="graphic" style:parent-style-name="standard">
      <style:graphic-properties draw:stroke="none" svg:stroke-color="#000000" draw:fill="none" draw:fill-color="#ffffff" draw:auto-grow-height="true" draw:auto-grow-width="false" fo:max-height="0cm" fo:min-height="4.788cm"/>
    </style:style>
    <style:style style:name="gr12" style:family="graphic" style:parent-style-name="standard">
      <style:graphic-properties draw:stroke="none" svg:stroke-color="#000000" draw:fill="none" draw:fill-color="#ffffff" draw:auto-grow-height="true" draw:auto-grow-width="false" fo:max-height="0cm" fo:min-height="7.624cm"/>
    </style:style>
    <style:style style:name="gr13" style:family="graphic" style:parent-style-name="standard">
      <style:graphic-properties draw:stroke="none" svg:stroke-color="#000000" draw:fill="none" draw:fill-color="#ffffff" draw:auto-grow-height="true" draw:auto-grow-width="false" fo:max-height="0cm" fo:min-height="6.437cm"/>
    </style:style>
    <style:style style:name="gr14" style:family="graphic" style:parent-style-name="standard">
      <style:graphic-properties draw:stroke="none" svg:stroke-color="#000000" draw:fill="none" draw:fill-color="#ffffff" draw:auto-grow-height="true" draw:auto-grow-width="false" fo:max-height="0cm" fo:min-height="4.576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10pt" fo:font-style="italic" fo:text-shadow="none" fo:font-weight="bold" style:font-name-asian="Segoe UI1" style:font-size-asian="10pt" style:font-style-asian="italic" style:font-weight-asian="bold" style:font-name-complex="Segoe UI1" style:font-size-complex="10pt" style:font-style-complex="italic" style:font-weight-complex="bold"/>
    </style:style>
    <style:style style:name="P7" style:family="paragraph">
      <style:paragraph-properties fo:margin-left="0cm" fo:margin-right="0cm" fo:margin-top="0cm" fo:margin-bottom="0cm" fo:text-align="start" fo:text-indent="0cm" style:text-autospace="none">
        <style:tab-stops>
          <style:tab-stop style:position="0.046cm"/>
        </style:tab-stops>
      </style:paragraph-properties>
    </style:style>
    <style:style style:name="P8" style:family="paragraph">
      <loext:graphic-properties draw:fill="none" draw:fill-color="#ffffff"/>
      <style:paragraph-properties fo:margin-left="0cm" fo:margin-right="0cm" fo:margin-top="0cm" fo:margin-bottom="0cm" fo:text-align="start" fo:text-indent="0cm" style:text-autospace="none">
        <style:tab-stops>
          <style:tab-stop style:position="0.046cm"/>
        </style:tab-stops>
      </style:paragraph-properties>
      <style:text-properties fo:color="#000000" style:font-name="Segoe UI Semibold" fo:font-size="8.5pt" fo:font-style="italic" fo:text-shadow="none" fo:font-weight="bold" style:font-name-asian="Segoe UI1" style:font-size-asian="8.5pt" style:font-style-asian="italic" style:font-weight-asian="bold" style:font-name-complex="Segoe UI1" style:font-size-complex="8.5pt" style:font-style-complex="italic" style:font-weight-complex="bold"/>
    </style:style>
    <style:style style:name="P9" style:family="paragraph">
      <style:paragraph-properties fo:margin-left="0cm" fo:margin-right="0cm" fo:margin-top="0cm" fo:margin-bottom="0cm" fo:text-indent="0cm" style:text-autospace="none"/>
    </style:style>
    <style:style style:name="P10" style:family="paragraph">
      <loext:graphic-properties draw:fill="none" draw:fill-color="#ffffff"/>
      <style:paragraph-properties fo:margin-left="0.318cm" fo:margin-right="0cm" fo:margin-top="0cm" fo:margin-bottom="0cm" fo:text-align="start" fo:text-indent="-0.318cm" style:text-autospace="none"/>
      <style:text-properties fo:color="#000000" style:font-name="Segoe UI Semibold" fo:font-size="8.5pt" fo:font-style="italic" fo:text-shadow="none" fo:font-weight="bold" style:font-name-asian="Segoe UI1" style:font-size-asian="8.5pt" style:font-style-asian="italic" style:font-weight-asian="bold" style:font-name-complex="Segoe UI1" style:font-size-complex="8.5pt" style:font-style-complex="italic" style:font-weight-complex="bold"/>
    </style:style>
    <style:style style:name="P11" style:family="paragraph">
      <loext:graphic-properties draw:fill="none"/>
      <style:paragraph-properties fo:margin-left="0cm" fo:margin-right="0cm" fo:margin-top="0cm" fo:margin-bottom="0cm" fo:text-indent="0cm" style:text-autospace="none"/>
      <style:text-properties fo:color="#000000" style:font-name="Segoe UI1" fo:font-size="8.5pt" fo:text-shadow="1pt 1pt" style:font-name-asian="Segoe UI1" style:font-size-asian="8.5pt" style:font-name-complex="Segoe UI1" style:font-size-complex="8.5pt"/>
    </style:style>
    <style:style style:name="P12" style:family="paragraph">
      <loext:graphic-properties draw:fill="none" draw:fill-color="#ffffff"/>
      <style:paragraph-properties fo:margin-left="0.318cm" fo:margin-right="0cm" fo:margin-top="0cm" fo:margin-bottom="0cm" fo:text-align="start" fo:text-indent="-0.318cm" style:text-autospace="none"/>
      <style:text-properties fo:color="#000000" style:font-name="Segoe UI Semibold" fo:font-size="8.5pt" fo:text-shadow="none" fo:font-weight="bold" style:font-name-asian="Segoe UI1" style:font-size-asian="8.5pt" style:font-weight-asian="bold" style:font-name-complex="Segoe UI1" style:font-size-complex="8.5pt" style:font-weight-complex="bold"/>
    </style:style>
    <style:style style:name="P13"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8.5pt" fo:font-style="italic" fo:text-shadow="none" fo:font-weight="bold" style:font-name-asian="Segoe UI1" style:font-size-asian="8.5pt" style:font-style-asian="italic" style:font-weight-asian="bold" style:font-name-complex="Segoe UI1" style:font-size-complex="8.5pt" style:font-style-complex="italic" style:font-weight-complex="bold"/>
    </style:style>
    <style:style style:name="P14" style:family="paragraph">
      <style:paragraph-properties fo:margin-left="0.318cm" fo:margin-right="0cm" fo:margin-top="0cm" fo:margin-bottom="0cm" fo:text-indent="-0.318cm" style:text-autospace="none"/>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ffffff" style:text-position="33% 58%" style:font-name="Segoe UI" fo:font-size="32pt" fo:text-shadow="1pt 1pt" fo:font-weight="normal" style:font-name-asian="Segoe UI1" style:font-size-asian="32pt" style:font-weight-asian="normal" style:font-name-complex="Segoe UI1" style:font-size-complex="32pt" style:font-weight-complex="normal"/>
    </style:style>
    <style:style style:name="T6" style:family="text">
      <style:text-properties fo:color="#000000" style:text-position="33% 58%" style:font-name="Segoe UI Semibold" fo:font-size="32pt" fo:font-style="italic" fo:text-shadow="none" fo:font-weight="bold" style:font-name-asian="Segoe UI1" style:font-size-asian="32pt" style:font-style-asian="italic" style:font-weight-asian="bold" style:font-name-complex="Segoe UI1" style:font-size-complex="32pt" style:font-style-complex="italic" style:font-weight-complex="bold"/>
    </style:style>
    <style:style style:name="T7" style:family="text">
      <style:text-properties fo:color="#000000" style:font-name="Segoe UI Semibold" fo:font-size="32pt" fo:font-style="italic" fo:text-shadow="none" fo:font-weight="bold" style:font-name-asian="Segoe UI1" style:font-size-asian="32pt" style:font-style-asian="italic" style:font-weight-asian="bold" style:font-name-complex="Segoe UI1" style:font-size-complex="32pt" style:font-style-complex="italic" style:font-weight-complex="bold"/>
    </style:style>
    <style:style style:name="T8" style:family="text">
      <style:text-properties fo:color="#000000" style:font-name="Segoe UI Semibold" fo:font-size="32pt" fo:text-shadow="none" fo:font-weight="bold" style:font-name-asian="Segoe UI1" style:font-size-asian="32pt" style:font-weight-asian="bold" style:font-name-complex="Segoe UI1" style:font-size-complex="32pt" style:font-weight-complex="bold"/>
    </style:style>
    <style:style style:name="T9" style:family="text">
      <style:text-properties fo:color="#000000" style:text-position="33% 58%" style:font-name="Segoe UI Semibold" fo:font-size="32pt" fo:font-style="italic" fo:text-shadow="none" style:font-name-asian="Segoe UI1" style:font-size-asian="32pt" style:font-style-asian="italic" style:font-name-complex="Segoe UI1" style:font-size-complex="32pt" style:font-style-complex="italic"/>
    </style:style>
    <style:style style:name="T10" style:family="text">
      <style:text-properties fo:color="#000000" style:font-name="Segoe UI Semibold" fo:font-size="32pt" fo:font-style="italic" fo:text-shadow="none" style:font-name-asian="Segoe UI1" style:font-size-asian="32pt" style:font-style-asian="italic" style:font-name-complex="Segoe UI1"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892cm" svg:height="3.063cm" svg:x="1.778cm" svg:y="0.508cm">
          <draw:text-box>
            <text:p text:style-name="P1"><text:span text:style-name="T1">SECOND READING</text:span></text:p>
            <text:p text:style-name="P1"><text:span text:style-name="T2">Acts 2:14, 22–3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4.892cm" svg:height="6.263cm" svg:x="1.778cm" svg:y="0.508cm">
          <draw:text-box>
            <text:p text:style-name="P4"><text:span text:style-name="T3">14</text:span><text:span text:style-name="T4"> But Peter, standing with the eleven, lifted up his voice and addressed them, “Men of Judea and all who dwell in Jerusalem, let this be known to you, and give ear to my word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4" draw:text-style-name="P5" draw:layer="layout" svg:width="24.892cm" svg:height="7.766cm" svg:x="1.778cm" svg:y="0.508cm">
          <draw:text-box>
            <text:p text:style-name="P4"><text:span text:style-name="T3">22</text:span><text:span text:style-name="T4"> “Men of Israel, hear these words: Jesus of Nazareth, a man attested to you by God with mighty works and wonders and signs that God did through him in your midst, as you yourselves know-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5" draw:text-style-name="P6" draw:layer="layout" svg:width="24.892cm" svg:height="7.832cm" svg:x="1.524cm" svg:y="0.804cm">
          <draw:text-box>
            <text:p text:style-name="P4"><text:span text:style-name="T3">23</text:span><text:span text:style-name="T4">this Jesus, delivered up according to the definite plan and foreknowledge of God, you crucified and killed by the hands of lawless men.</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6" draw:text-style-name="P6" draw:layer="layout" svg:width="24.892cm" svg:height="5.08cm" svg:x="1.524cm" svg:y="1.016cm">
          <draw:text-box>
            <text:p text:style-name="P4"><text:span text:style-name="T3">24</text:span><text:span text:style-name="T4">God raised him up, loosing the pangs of death, because it was not possible for him to be held by it. <text:s/></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7" draw:text-style-name="P8" draw:layer="layout" svg:width="24.384cm" svg:height="5.358cm" svg:x="1.776cm" svg:y="0.992cm">
          <draw:text-box>
            <text:p text:style-name="P7"><text:span text:style-name="T3">25</text:span><text:span text:style-name="T4">For David says concerning him, “‘I saw the Lord always before me, for he is at my right hand that I may not be shaken;</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8" draw:text-style-name="P8" draw:layer="layout" svg:width="24.892cm" svg:height="3.81cm" svg:x="1.524cm" svg:y="1.27cm">
          <draw:text-box>
            <text:p text:style-name="P7"><text:span text:style-name="T3"><text:s/></text:span><text:span text:style-name="T3">26</text:span><text:span text:style-name="T4">therefore my heart was glad, and my tongue rejoiced; my flesh also will dwell in hope.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9" draw:text-style-name="P10" draw:layer="layout" svg:width="25.654cm" svg:height="6.562cm" svg:x="1.524cm" svg:y="1.058cm">
          <draw:text-box>
            <text:p text:style-name="P9"><text:span text:style-name="T3">27</text:span><text:span text:style-name="T4">For you will not abandon my soul to Hades, or let your Holy One see corruption. </text:span><text:span text:style-name="T3">28</text:span><text:span text:style-name="T4">You have made known to me the paths of life; you will make me full of gladness with your presence.’ </text:span></text:p>
          </draw:text-box>
        </draw:frame>
        <draw:frame draw:style-name="gr10" draw:text-style-name="P11" draw:layer="layout" svg:width="1.205cm" svg:height="1.755cm" svg:x="-0.974cm" svg:y="0.719cm">
          <draw:text-box>
            <text:p text:style-name="P9"><text:span text:style-name="T5">27</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11" draw:text-style-name="P12" draw:layer="layout" svg:width="25.654cm" svg:height="5.038cm" svg:x="1.27cm" svg:y="0.804cm">
          <draw:text-box>
            <text:p text:style-name="P9"><text:span text:style-name="T6">29</text:span><text:span text:style-name="T7">“Brothers, I may say to you with confidence about the patriarch David that he both died and was buried, and his tomb is with us to this day. </text:span><text:span text:style-name="T8"><text:s/></text:span></text:p>
          </draw:text-box>
        </draw:frame>
        <draw:frame draw:style-name="gr10" draw:text-style-name="P11" draw:layer="layout" svg:width="1.205cm" svg:height="1.755cm" svg:x="-0.974cm" svg:y="0.719cm">
          <draw:text-box>
            <text:p text:style-name="P9"><text:span text:style-name="T5">27</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Hymn_25_20template" presentation:presentation-page-layout-name="AL1T0">
        <draw:frame draw:style-name="gr11" draw:text-style-name="P13" draw:layer="layout" svg:width="24.892cm" svg:height="5.038cm" svg:x="1.524cm" svg:y="0.762cm">
          <draw:text-box>
            <text:p text:style-name="P9"><text:span text:style-name="T9">30</text:span><text:span text:style-name="T10">Being therefore a prophet, and knowing that God had sworn with an oath to him that he would set one of his descendants on his throne,</text:span></text:p>
          </draw:text-box>
        </draw:frame>
        <draw:frame draw:style-name="gr10" draw:text-style-name="P11" draw:layer="layout" svg:width="1.205cm" svg:height="1.755cm" svg:x="-0.974cm" svg:y="0.719cm">
          <draw:text-box>
            <text:p text:style-name="P9"><text:span text:style-name="T5">27</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Hymn_25_20template" presentation:presentation-page-layout-name="AL1T0">
        <draw:frame draw:style-name="gr3" draw:text-style-name="P13" draw:layer="layout" svg:width="25.146cm" svg:height="6.263cm" svg:x="1.524cm" svg:y="1.016cm">
          <draw:text-box>
            <text:p text:style-name="P9"><text:span text:style-name="T9">31</text:span><text:span text:style-name="T10">he foresaw and spoke about the resurrection of the Christ, that he was not abandoned to Hades, nor did his flesh see corruption. </text:span><text:span text:style-name="T9">32</text:span><text:span text:style-name="T10">This Jesus God raised up, and of that we all are witnesses. <text:s/></text:span></text:p>
          </draw:text-box>
        </draw:frame>
        <draw:frame draw:style-name="gr10" draw:text-style-name="P11" draw:layer="layout" svg:width="1.205cm" svg:height="1.755cm" svg:x="-0.974cm" svg:y="0.719cm">
          <draw:text-box>
            <text:p text:style-name="P9"><text:span text:style-name="T5">27</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Hymn_25_20template" presentation:presentation-page-layout-name="AL1T0">
        <draw:frame draw:style-name="gr12" draw:text-style-name="P10" draw:layer="layout" svg:width="25.654cm" svg:height="7.874cm" svg:x="1.191cm" svg:y="0.508cm">
          <draw:text-box>
            <text:p text:style-name="P14"><text:span text:style-name="T9">33</text:span><text:span text:style-name="T10">Being therefore exalted at the right hand of God, and having received from the Father the promise of the Holy Spirit, he has poured out this that you yourselves are seeing and hearing. </text:span></text:p>
          </draw:text-box>
        </draw:frame>
        <draw:frame draw:style-name="gr10" draw:text-style-name="P11" draw:layer="layout" svg:width="1.205cm" svg:height="1.755cm" svg:x="-0.974cm" svg:y="0.719cm">
          <draw:text-box>
            <text:p text:style-name="P9"><text:span text:style-name="T5">27</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Hymn_25_20template" presentation:presentation-page-layout-name="AL1T0">
        <draw:frame draw:style-name="gr13" draw:text-style-name="P13" draw:layer="layout" svg:width="24.971cm" svg:height="6.687cm" svg:x="1.699cm" svg:y="0.933cm">
          <draw:text-box>
            <text:p text:style-name="P9"><text:span text:style-name="T9">34</text:span><text:span text:style-name="T10">For David did not ascend into the heavens, but he himself says, “‘The Lord said to my Lord,</text:span></text:p>
            <text:p text:style-name="P9"><text:span text:style-name="T10">Sit at my right hand, </text:span><text:span text:style-name="T9">35</text:span><text:span text:style-name="T10">until I make your enemies your footstool.’</text:span></text:p>
          </draw:text-box>
        </draw:frame>
        <draw:frame draw:style-name="gr10" draw:text-style-name="P11" draw:layer="layout" svg:width="1.205cm" svg:height="1.755cm" svg:x="-0.974cm" svg:y="0.719cm">
          <draw:text-box>
            <text:p text:style-name="P9"><text:span text:style-name="T5">27</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Hymn_25_20template" presentation:presentation-page-layout-name="AL1T0">
        <draw:frame draw:style-name="gr14" draw:text-style-name="P13" draw:layer="layout" svg:width="24.463cm" svg:height="4.826cm" svg:x="1.699cm" svg:y="1.016cm">
          <draw:text-box>
            <text:p text:style-name="P9"><text:span text:style-name="T9"><text:s/></text:span><text:span text:style-name="T9">36</text:span><text:span text:style-name="T10">Let all the house of Israel therefore know for certain that God has made him both Lord and Christ, this Jesus whom you crucified.”</text:span></text:p>
          </draw:text-box>
        </draw:frame>
        <draw:frame draw:style-name="gr10" draw:text-style-name="P11" draw:layer="layout" svg:width="1.205cm" svg:height="1.755cm" svg:x="-0.974cm" svg:y="0.719cm">
          <draw:text-box>
            <text:p text:style-name="P9"><text:span text:style-name="T5">27</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4T20:09:44.653000000</meta:creation-date>
    <dc:title>Hymn template</dc:title>
    <meta:editing-duration>PT52M29S</meta:editing-duration>
    <meta:editing-cycles>7</meta:editing-cycles>
    <meta:generator>LibreOffice/6.0.1.1$Windows_X86_64 LibreOffice_project/60bfb1526849283ce2491346ed2aa51c465abfe6</meta:generator>
    <meta:initial-creator>Arthur Hoch</meta:initial-creator>
    <dc:date>2018-05-23T22:14:28.431000000</dc:date>
    <meta:document-statistic meta:object-count="70"/>
    <meta:template xlink:type="simple" xlink:actuate="onRequest" xlink:title="Hymn template" xlink:href="../../AppData/Roaming/LibreOffice/4/user/template/Worship%20Templsates/Hymn%20template.otp" meta:date="2015-05-24T20:09:44.388000000"/>
  </office:meta>
</office:document-meta>
</file>